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28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7618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0.6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MOST-RIG--FIN-STU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s-of-evidence-most-rigourous-2015-09-20</text:p>
          </table:table-cell>
          <table:covered-table-cell table:number-columns-repeated="4" table:style-name="ce2"/>
          <table:table-cell table:style-name="ce1" office:value-type="string" calcext:value-type="string">
            <text:p>COUNT</text:p>
          </table:table-cell>
        </table:table-row>
        <table:table-row table:style-name="ro1">
          <table:table-cell table:style-name="ce1" office:value-type="string" calcext:value-type="string">
            <text:p>object drug</text:p>
          </table:table-cell>
          <table:table-cell table:style-name="ce1" office:value-type="string" calcext:value-type="string">
            <text:p>precipitant drug</text:p>
          </table:table-cell>
          <table:table-cell table:style-name="ce1" office:value-type="string" calcext:value-type="string">
            <text:p>enzyme</text:p>
          </table:table-cell>
          <table:table-cell table:style-name="ce1" office:value-type="string" calcext:value-type="string">
            <text:p>pki-level </text:p>
          </table:table-cell>
          <table:table-cell table:style-name="ce1" office:value-type="string" calcext:value-type="string">
            <text:p>ex-txt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prasu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felbamat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clopido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ar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xilet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</table:table>
      <table:table table:name="TIER-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s-of-evidence-tier-4-04202010</text:p>
          </table:table-cell>
          <table:covered-table-cell table:number-columns-repeated="4" table:style-name="ce2"/>
          <table:table-cell table:style-name="ce1" office:value-type="string" calcext:value-type="string">
            <text:p>COUNT</text:p>
          </table:table-cell>
        </table:table-row>
        <table:table-row table:style-name="ro1">
          <table:table-cell table:style-name="ce1" office:value-type="string" calcext:value-type="string">
            <text:p>object drug</text:p>
          </table:table-cell>
          <table:table-cell table:style-name="ce1" office:value-type="string" calcext:value-type="string">
            <text:p>precipitant drug</text:p>
          </table:table-cell>
          <table:table-cell table:style-name="ce1" office:value-type="string" calcext:value-type="string">
            <text:p>enzyme</text:p>
          </table:table-cell>
          <table:table-cell table:style-name="ce1" office:value-type="string" calcext:value-type="string">
            <text:p>pki-level </text:p>
          </table:table-cell>
          <table:table-cell table:style-name="ce1" office:value-type="string" calcext:value-type="string">
            <text:p>ex-txt</text:p>
          </table:table-cell>
          <table:table-cell table:style-name="ce2"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igecycl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sulfinpyraz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oxandrol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apecitab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rimethoprim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eriflunom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tigecycl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sulfinpyraz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oxandrol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fluvastatin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apecitab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teriflunom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prasu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elbamat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felbamat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clopido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ar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ar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modafinil-sulfo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modafinil-sulfo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xilet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</table:table>
      <table:table table:name="JUST-LABE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s-of-evidence-just-labeling-02132010</text:p>
          </table:table-cell>
          <table:covered-table-cell table:number-columns-repeated="4" table:style-name="ce2"/>
          <table:table-cell table:style-name="ce1" office:value-type="string" calcext:value-type="string">
            <text:p>COUNT</text:p>
          </table:table-cell>
        </table:table-row>
        <table:table-row table:style-name="ro1">
          <table:table-cell table:style-name="ce1" office:value-type="string" calcext:value-type="string">
            <text:p>object drug</text:p>
          </table:table-cell>
          <table:table-cell table:style-name="ce1" office:value-type="string" calcext:value-type="string">
            <text:p>precipitant drug</text:p>
          </table:table-cell>
          <table:table-cell table:style-name="ce1" office:value-type="string" calcext:value-type="string">
            <text:p>enzyme</text:p>
          </table:table-cell>
          <table:table-cell table:style-name="ce1" office:value-type="string" calcext:value-type="string">
            <text:p>pki-level </text:p>
          </table:table-cell>
          <table:table-cell table:style-name="ce1" office:value-type="string" calcext:value-type="string">
            <text:p>ex-txt</text:p>
          </table:table-cell>
          <table:table-cell table:style-name="ce2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igecycl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sulfinpyraz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ifampin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oxandrol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simvastatin-acid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ra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OATP1B1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apecitab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rimethoprim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teriflunom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gemfibrozil</text:p>
          </table:table-cell>
          <table:table-cell office:value-type="string" calcext:value-type="string">
            <text:p>CYP2C8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tor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tigecycl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sulfinpyraz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oxandrol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m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fluvastatin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etravir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capecitabi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teriflunomid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osuvastati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ticlopidine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prasu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elbamat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felbamat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bupropion</text:p>
          </table:table-cell>
          <table:table-cell office:value-type="string" calcext:value-type="string">
            <text:p>clopidogrel</text:p>
          </table:table-cell>
          <table:table-cell office:value-type="string" calcext:value-type="string">
            <text:p>CYP2B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ar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ar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modafinil-sulfo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modafinil-sulfo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modafinil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mexilet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mexilet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fluvoxamine</text:p>
          </table:table-cell>
          <table:table-cell office:value-type="string" calcext:value-type="string">
            <text:p>CYP2C19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razo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olpide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5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eszopicl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murafenib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henylpropanolam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methoxsale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lprazolam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llopurino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cyclovir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nor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mexilet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iloper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1A2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lithromyci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ropafen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hydra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ebuxosta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iphenhydram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es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lobazam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terbinaf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par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duloxeti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inacalcet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celecoxib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bupropion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thiorid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imozid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2D6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zileuto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quin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pos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nil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soniazid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yclospor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rizotinib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zafirlukas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oriconazole-n-oxid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verapamil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rito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ranolaz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nefazod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keto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indi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amiodarone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PKI-1</text:p>
          </table:table-cell>
          <table:table-cell office:value-type="string" calcext:value-type="string">
            <text:p>fourth-ti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2:14:53.040588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1T12:15:44.392002761</dc:date>
    <meta:generator>LibreOffice/4.2.8.2$Linux_X86_64 LibreOffice_project/420m0$Build-2</meta:generator>
    <meta:editing-duration>PT28M47S</meta:editing-duration>
    <meta:editing-cycles>4</meta:editing-cycles>
    <meta:document-statistic meta:table-count="3" meta:cell-count="8189" meta:object-count="0"/>
  </office:meta>
</office:document-meta>
</file>